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3.25cm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1.25cm" fo:min-width="1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0cm" fo:min-width="3.788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001cm" fo:min-width="3.985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8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6.7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6.75cm" svg:x="12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1.5cm" svg:x="13.6cm" svg:y="8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1.5cm" svg:x="13.6cm" svg:y="4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1.5cm" svg:x="6.5cm" svg:y="4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95cm" svg:height="0.725cm" svg:x="6.8cm" svg:y="3.681cm">
          <draw:text-box>
            <text:p text:style-name="P3"><text:span text:style-name="T1">ECU 1</text:span></text:p>
          </draw:text-box>
        </draw:frame>
        <draw:frame draw:style-name="gr3" draw:text-style-name="P4" draw:layer="layout" svg:width="2.695cm" svg:height="0.725cm" svg:x="13.801cm" svg:y="3.682cm">
          <draw:text-box>
            <text:p text:style-name="P3"><text:span text:style-name="T1">ECU 2</text:span></text:p>
          </draw:text-box>
        </draw:frame>
        <draw:frame draw:style-name="gr4" draw:text-style-name="P4" draw:layer="layout" svg:width="1.848cm" svg:height="0.725cm" svg:x="13.902cm" svg:y="5.283cm">
          <draw:text-box>
            <text:p text:style-name="P3"><text:span text:style-name="T1">DM15</text:span></text:p>
          </draw:text-box>
        </draw:frame>
        <draw:frame draw:style-name="gr4" draw:text-style-name="P4" draw:layer="layout" svg:width="1.848cm" svg:height="0.725cm" svg:x="13.902cm" svg:y="8.584cm">
          <draw:text-box>
            <text:p text:style-name="P3"><text:span text:style-name="T1">DM16</text:span></text:p>
          </draw:text-box>
        </draw:frame>
        <draw:frame draw:style-name="gr4" draw:text-style-name="P4" draw:layer="layout" svg:width="1.848cm" svg:height="0.725cm" svg:x="6.802cm" svg:y="5.284cm">
          <draw:text-box>
            <text:p text:style-name="P3"><text:span text:style-name="T1">DM14</text:span></text:p>
          </draw:text-box>
        </draw:frame>
        <draw:custom-shape draw:style-name="gr5" draw:text-style-name="P5" draw:layer="layout" svg:width="4.9cm" svg:height="0.5cm" svg:x="8.7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5.125cm" svg:height="0.501cm" draw:transform="skewX (0.0219911485751285) rotate (-0.249931148885589) translate (8.759cm 6.019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9cm" svg:height="0.5cm" svg:x="8.7cm" svg:y="8.75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5cm" svg:height="1.5cm" svg:x="6.5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48cm" svg:height="0.725cm" svg:x="6.802cm" svg:y="8.585cm">
          <draw:text-box>
            <text:p text:style-name="P3"><text:span text:style-name="T1">DM16</text:span></text:p>
          </draw:text-box>
        </draw:frame>
        <draw:custom-shape draw:style-name="gr2" draw:text-style-name="P2" draw:layer="layout" svg:width="2.25cm" svg:height="1.5cm" svg:x="6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48cm" svg:height="0.725cm" svg:x="6.802cm" svg:y="6.885cm">
          <draw:text-box>
            <text:p text:style-name="P3"><text:span text:style-name="T1">DM15</text:span></text:p>
          </draw:text-box>
        </draw:frame>
        <draw:frame draw:style-name="gr3" draw:text-style-name="P4" draw:layer="layout" svg:width="2.695cm" svg:height="0.725cm" svg:x="10cm" svg:y="4.275cm">
          <draw:text-box>
            <text:p text:style-name="P3"><text:span text:style-name="T1">Request</text:span></text:p>
          </draw:text-box>
        </draw:frame>
        <draw:frame draw:style-name="gr3" draw:text-style-name="P4" draw:layer="layout" svg:width="2.695cm" svg:height="0.725cm" draw:transform="rotate (0.261799387799149) translate (9.757cm 6.436cm)">
          <draw:text-box>
            <text:p text:style-name="P3"><text:span text:style-name="T1">Response</text:span></text:p>
          </draw:text-box>
        </draw:frame>
        <draw:frame draw:style-name="gr3" draw:text-style-name="P4" draw:layer="layout" svg:width="2.695cm" svg:height="0.725cm" svg:x="10.001cm" svg:y="8.176cm">
          <draw:text-box>
            <text:p text:style-name="P3"><text:span text:style-name="T1">Trans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6T02:17:20.229000000</meta:creation-date>
    <dc:date>2021-07-16T02:28:56.951000000</dc:date>
    <meta:editing-duration>PT1M15S</meta:editing-duration>
    <meta:editing-cycles>1</meta:editing-cycles>
    <meta:document-statistic meta:object-count="20"/>
    <meta:generator>LibreOffice/7.1.3.2$Windows_X86_64 LibreOffice_project/47f78053abe362b9384784d31a6e56f8511eb1c1</meta:generator>
  </office:meta>
</office:document-meta>
</file>